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616161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1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5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12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1012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second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named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profess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unknown" calcext:value-type="string">
            <text:p>unknown unknown</text:p>
          </table:table-cell>
          <table:table-cell table:number-columns-repeated="1018"/>
        </table:table-row>
        <table:table-row table:style-name="ro3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Doe</text:p>
          </table:table-cell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John Doe" calcext:value-type="string">
            <text:p>John Doe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date" office:date-value="1919-09-01" calcext:value-type="date">
            <text:p>01.09.1919</text:p>
          </table:table-cell>
          <table:table-cell office:value-type="string" calcext:value-type="string">
            <text:p>Dirmingcan</text:p>
          </table:table-cell>
          <table:table-cell table:style-name="ce13" office:value-type="date" office:date-value="2010-10-10" calcext:value-type="date">
            <text:p>10.10.2010</text:p>
          </table:table-cell>
          <table:table-cell table:number-columns-repeated="2"/>
          <table:table-cell table:style-name="ce14" office:value-type="string" calcext:value-type="string">
            <text:p>professional describer</text:p>
          </table:table-cell>
          <table:table-cell table:style-name="ce14" office:value-type="string" calcext:value-type="string">
            <text:p>flying spaghetti monster</text:p>
          </table:table-cell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Doe</text:p>
          </table:table-cell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Miriam Doe" calcext:value-type="string">
            <text:p>Miriam Do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date" office:date-value="1902-02-02" calcext:value-type="date">
            <text:p>02.02.1902</text:p>
          </table:table-cell>
          <table:table-cell office:value-type="string" calcext:value-type="string">
            <text:p>Ohoho</text:p>
          </table:table-cell>
          <table:table-cell table:style-name="ce13" office:value-type="date" office:date-value="2003-03-03" calcext:value-type="date">
            <text:p>03.03.2003</text:p>
          </table:table-cell>
          <table:table-cell table:number-columns-repeated="2"/>
          <table:table-cell office:value-type="string" calcext:value-type="string">
            <text:p>example giver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Kim</text:p>
          </table:table-cell>
          <table:table-cell/>
          <table:table-cell office:value-type="string" calcext:value-type="string">
            <text:p>Doe</text:p>
          </table:table-cell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Kim Doe" calcext:value-type="string">
            <text:p>Kim Do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/>
          <table:table-cell office:value-type="date" office:date-value="2001-02-01" calcext:value-type="date">
            <text:p>01.02.2001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A2:people.L1048576 people.S3:people.AMJ3 people.M3:people.P3 people.M2:people.AMJ2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1">
        <table:table-column table:style-name="co1" table:default-cell-style-name="ce18"/>
        <table:table-column table:style-name="co1" table:number-columns-repeated="2" table:default-cell-style-name="ce20"/>
        <table:table-column table:style-name="co1" table:default-cell-style-name="ce21"/>
        <table:table-column table:style-name="co1" table:default-cell-style-name="ce22"/>
        <table:table-column table:style-name="co1" table:number-columns-repeated="1019" table:default-cell-style-name="ce18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4" table:number-columns-repeated="5"/>
          <table:table-cell table:style-name="ce25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12"/>
          <table:table-cell table:style-name="ce12" office:value-type="string" calcext:value-type="string">
            <text:p>title</text:p>
          </table:table-cell>
          <table:table-cell table:style-name="ce12" table:number-columns-repeated="7"/>
          <table:table-cell table:style-name="ce12" office:value-type="string" calcext:value-type="string">
            <text:p>gender</text:p>
          </table:table-cell>
          <table:table-cell table:style-name="ce12" table:number-columns-repeated="7"/>
          <table:table-cell table:style-name="ce12" office:value-type="string" calcext:value-type="string">
            <text:p>religion</text:p>
          </table:table-cell>
          <table:table-cell table:style-name="ce12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 style:data-style-name="N2" text:time-value="16:25:24.6556348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1-18T16:29:17.989136701</dc:date>
    <dc:creator>Lorenz Hoffmann</dc:creator>
    <meta:editing-duration>PT17M13S</meta:editing-duration>
    <meta:editing-cycles>7</meta:editing-cycles>
    <meta:generator>LibreOffice/7.1.8.1$Linux_X86_64 LibreOffice_project/10$Build-1</meta:generator>
    <meta:document-statistic meta:table-count="3" meta:cell-count="83" meta:object-count="0"/>
  </office:meta>
</office:document-meta>
</file>